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35529112471401</text:p>
          </table:table-cell>
          <table:table-cell office:value-type="string" calcext:value-type="string">
            <text:p>07N 31E 20BDB2 <text:s text:c="14"/>USGS 126B</text:p>
          </table:table-cell>
          <table:table-cell office:value-type="string" calcext:value-type="string">
            <text:p>2025-07-01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89496" calcext:value-type="float">
            <text:p>133.88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529112471401</text:p>
          </table:table-cell>
          <table:table-cell office:value-type="string" calcext:value-type="string">
            <text:p>07N 31E 20BDB2 <text:s text:c="14"/>USGS 126B</text:p>
          </table:table-cell>
          <table:table-cell office:value-type="string" calcext:value-type="string">
            <text:p>2025-04-01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26784" calcext:value-type="float">
            <text:p>133.5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529112471401</text:p>
          </table:table-cell>
          <table:table-cell office:value-type="string" calcext:value-type="string">
            <text:p>07N 31E 20BDB2 <text:s text:c="14"/>USGS 126B</text:p>
          </table:table-cell>
          <table:table-cell office:value-type="string" calcext:value-type="string">
            <text:p>2025-01-07 2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84568" calcext:value-type="float">
            <text:p>134.08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529112471401</text:p>
          </table:table-cell>
          <table:table-cell office:value-type="string" calcext:value-type="string">
            <text:p>07N 31E 20BDB2 <text:s text:c="14"/>USGS 126B</text:p>
          </table:table-cell>
          <table:table-cell office:value-type="string" calcext:value-type="string">
            <text:p>2024-10-01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23392" calcext:value-type="float">
            <text:p>134.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529112471401</text:p>
          </table:table-cell>
          <table:table-cell office:value-type="string" calcext:value-type="string">
            <text:p>07N 31E 20BDB2 <text:s text:c="14"/>USGS 126B</text:p>
          </table:table-cell>
          <table:table-cell office:value-type="string" calcext:value-type="string">
            <text:p>2024-07-16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54088" calcext:value-type="float">
            <text:p>134.0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529112471401</text:p>
          </table:table-cell>
          <table:table-cell office:value-type="string" calcext:value-type="string">
            <text:p>07N 31E 20BDB2 <text:s text:c="14"/>USGS 126B</text:p>
          </table:table-cell>
          <table:table-cell office:value-type="string" calcext:value-type="string">
            <text:p>2024-04-01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68872" calcext:value-type="float">
            <text:p>133.4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529112471401</text:p>
          </table:table-cell>
          <table:table-cell office:value-type="string" calcext:value-type="string">
            <text:p>07N 31E 20BDB2 <text:s text:c="14"/>USGS 126B</text:p>
          </table:table-cell>
          <table:table-cell office:value-type="string" calcext:value-type="string">
            <text:p>2024-01-10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31584" calcext:value-type="float">
            <text:p>133.83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529112471401</text:p>
          </table:table-cell>
          <table:table-cell office:value-type="string" calcext:value-type="string">
            <text:p>07N 31E 20BDB2 <text:s text:c="14"/>USGS 126B</text:p>
          </table:table-cell>
          <table:table-cell office:value-type="string" calcext:value-type="string">
            <text:p>2023-10-17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98768" calcext:value-type="float">
            <text:p>133.39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529112471401</text:p>
          </table:table-cell>
          <table:table-cell office:value-type="string" calcext:value-type="string">
            <text:p>07N 31E 20BDB2 <text:s text:c="14"/>USGS 126B</text:p>
          </table:table-cell>
          <table:table-cell office:value-type="string" calcext:value-type="string">
            <text:p>2023-07-10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12712" calcext:value-type="float">
            <text:p>133.7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529112471401</text:p>
          </table:table-cell>
          <table:table-cell office:value-type="string" calcext:value-type="string">
            <text:p>07N 31E 20BDB2 <text:s text:c="14"/>USGS 126B</text:p>
          </table:table-cell>
          <table:table-cell office:value-type="string" calcext:value-type="string">
            <text:p>2023-04-17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25616" calcext:value-type="float">
            <text:p>133.32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529112471401</text:p>
          </table:table-cell>
          <table:table-cell office:value-type="string" calcext:value-type="string">
            <text:p>07N 31E 20BDB2 <text:s text:c="14"/>USGS 126B</text:p>
          </table:table-cell>
          <table:table-cell office:value-type="string" calcext:value-type="string">
            <text:p>2023-01-23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57848" calcext:value-type="float">
            <text:p>133.6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529112471401</text:p>
          </table:table-cell>
          <table:table-cell office:value-type="string" calcext:value-type="string">
            <text:p>07N 31E 20BDB2 <text:s text:c="14"/>USGS 126B</text:p>
          </table:table-cell>
          <table:table-cell office:value-type="string" calcext:value-type="string">
            <text:p>2022-10-11 21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26072" calcext:value-type="float">
            <text:p>133.92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529112471401</text:p>
          </table:table-cell>
          <table:table-cell office:value-type="string" calcext:value-type="string">
            <text:p>07N 31E 20BDB2 <text:s text:c="14"/>USGS 126B</text:p>
          </table:table-cell>
          <table:table-cell office:value-type="string" calcext:value-type="string">
            <text:p>2022-07-06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82944" calcext:value-type="float">
            <text:p>133.28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529112471401</text:p>
          </table:table-cell>
          <table:table-cell office:value-type="string" calcext:value-type="string">
            <text:p>07N 31E 20BDB2 <text:s text:c="14"/>USGS 126B</text:p>
          </table:table-cell>
          <table:table-cell office:value-type="string" calcext:value-type="string">
            <text:p>2022-04-13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50712" calcext:value-type="float">
            <text:p>132.95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529112471401</text:p>
          </table:table-cell>
          <table:table-cell office:value-type="string" calcext:value-type="string">
            <text:p>07N 31E 20BDB2 <text:s text:c="14"/>USGS 126B</text:p>
          </table:table-cell>
          <table:table-cell office:value-type="string" calcext:value-type="string">
            <text:p>2022-01-05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07912" calcext:value-type="float">
            <text:p>133.40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529112471401</text:p>
          </table:table-cell>
          <table:table-cell office:value-type="string" calcext:value-type="string">
            <text:p>07N 31E 20BDB2 <text:s text:c="14"/>USGS 126B</text:p>
          </table:table-cell>
          <table:table-cell office:value-type="string" calcext:value-type="string">
            <text:p>2021-10-12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40144" calcext:value-type="float">
            <text:p>133.7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529112471401</text:p>
          </table:table-cell>
          <table:table-cell office:value-type="string" calcext:value-type="string">
            <text:p>07N 31E 20BDB2 <text:s text:c="14"/>USGS 126B</text:p>
          </table:table-cell>
          <table:table-cell office:value-type="string" calcext:value-type="string">
            <text:p>2021-07-07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75096" calcext:value-type="float">
            <text:p>132.97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529112471401</text:p>
          </table:table-cell>
          <table:table-cell office:value-type="string" calcext:value-type="string">
            <text:p>07N 31E 20BDB2 <text:s text:c="14"/>USGS 126B</text:p>
          </table:table-cell>
          <table:table-cell office:value-type="string" calcext:value-type="string">
            <text:p>2021-04-06 2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19064" calcext:value-type="float">
            <text:p>132.7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529112471401</text:p>
          </table:table-cell>
          <table:table-cell office:value-type="string" calcext:value-type="string">
            <text:p>07N 31E 20BDB2 <text:s text:c="14"/>USGS 126B</text:p>
          </table:table-cell>
          <table:table-cell office:value-type="string" calcext:value-type="string">
            <text:p>2021-01-11 2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16472" calcext:value-type="float">
            <text:p>133.31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529112471401</text:p>
          </table:table-cell>
          <table:table-cell office:value-type="string" calcext:value-type="string">
            <text:p>07N 31E 20BDB2 <text:s text:c="14"/>USGS 126B</text:p>
          </table:table-cell>
          <table:table-cell office:value-type="string" calcext:value-type="string">
            <text:p>2020-10-07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82232" calcext:value-type="float">
            <text:p>133.6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529112471401</text:p>
          </table:table-cell>
          <table:table-cell office:value-type="string" calcext:value-type="string">
            <text:p>07N 31E 20BDB2 <text:s text:c="14"/>USGS 126B</text:p>
          </table:table-cell>
          <table:table-cell office:value-type="string" calcext:value-type="string">
            <text:p>2020-07-08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54928" calcext:value-type="float">
            <text:p>133.15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529112471401</text:p>
          </table:table-cell>
          <table:table-cell office:value-type="string" calcext:value-type="string">
            <text:p>07N 31E 20BDB2 <text:s text:c="14"/>USGS 126B</text:p>
          </table:table-cell>
          <table:table-cell office:value-type="string" calcext:value-type="string">
            <text:p>2020-04-01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61152" calcext:value-type="float">
            <text:p>132.6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529112471401</text:p>
          </table:table-cell>
          <table:table-cell office:value-type="string" calcext:value-type="string">
            <text:p>07N 31E 20BDB2 <text:s text:c="14"/>USGS 126B</text:p>
          </table:table-cell>
          <table:table-cell office:value-type="string" calcext:value-type="string">
            <text:p>2020-01-08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20816" calcext:value-type="float">
            <text:p>133.02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529112471401</text:p>
          </table:table-cell>
          <table:table-cell office:value-type="string" calcext:value-type="string">
            <text:p>07N 31E 20BDB2 <text:s text:c="14"/>USGS 126B</text:p>
          </table:table-cell>
          <table:table-cell office:value-type="string" calcext:value-type="string">
            <text:p>2019-10-02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23736" calcext:value-type="float">
            <text:p>133.52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529112471401</text:p>
          </table:table-cell>
          <table:table-cell office:value-type="string" calcext:value-type="string">
            <text:p>07N 31E 20BDB2 <text:s text:c="14"/>USGS 126B</text:p>
          </table:table-cell>
          <table:table-cell office:value-type="string" calcext:value-type="string">
            <text:p>2019-07-15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44032" calcext:value-type="float">
            <text:p>132.84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529112471401</text:p>
          </table:table-cell>
          <table:table-cell office:value-type="string" calcext:value-type="string">
            <text:p>07N 31E 20BDB2 <text:s text:c="14"/>USGS 126B</text:p>
          </table:table-cell>
          <table:table-cell office:value-type="string" calcext:value-type="string">
            <text:p>2019-04-01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42864" calcext:value-type="float">
            <text:p>132.6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529112471401</text:p>
          </table:table-cell>
          <table:table-cell office:value-type="string" calcext:value-type="string">
            <text:p>07N 31E 20BDB2 <text:s text:c="14"/>USGS 126B</text:p>
          </table:table-cell>
          <table:table-cell office:value-type="string" calcext:value-type="string">
            <text:p>2019-01-2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15304" calcext:value-type="float">
            <text:p>133.11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529112471401</text:p>
          </table:table-cell>
          <table:table-cell office:value-type="string" calcext:value-type="string">
            <text:p>07N 31E 20BDB2 <text:s text:c="14"/>USGS 126B</text:p>
          </table:table-cell>
          <table:table-cell office:value-type="string" calcext:value-type="string">
            <text:p>2018-10-10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42024" calcext:value-type="float">
            <text:p>133.54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529112471401</text:p>
          </table:table-cell>
          <table:table-cell office:value-type="string" calcext:value-type="string">
            <text:p>07N 31E 20BDB2 <text:s text:c="14"/>USGS 126B</text:p>
          </table:table-cell>
          <table:table-cell office:value-type="string" calcext:value-type="string">
            <text:p>2018-07-09 21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65952" calcext:value-type="float">
            <text:p>132.96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529112471401</text:p>
          </table:table-cell>
          <table:table-cell office:value-type="string" calcext:value-type="string">
            <text:p>07N 31E 20BDB2 <text:s text:c="14"/>USGS 126B</text:p>
          </table:table-cell>
          <table:table-cell office:value-type="string" calcext:value-type="string">
            <text:p>2018-04-04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19648" calcext:value-type="float">
            <text:p>132.81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529112471401</text:p>
          </table:table-cell>
          <table:table-cell office:value-type="string" calcext:value-type="string">
            <text:p>07N 31E 20BDB2 <text:s text:c="14"/>USGS 126B</text:p>
          </table:table-cell>
          <table:table-cell office:value-type="string" calcext:value-type="string">
            <text:p>2018-01-09 21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59144" calcext:value-type="float">
            <text:p>133.3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529112471401</text:p>
          </table:table-cell>
          <table:table-cell office:value-type="string" calcext:value-type="string">
            <text:p>07N 31E 20BDB2 <text:s text:c="14"/>USGS 126B</text:p>
          </table:table-cell>
          <table:table-cell office:value-type="string" calcext:value-type="string">
            <text:p>2017-10-16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27952" calcext:value-type="float">
            <text:p>133.7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529112471401</text:p>
          </table:table-cell>
          <table:table-cell office:value-type="string" calcext:value-type="string">
            <text:p>07N 31E 20BDB2 <text:s text:c="14"/>USGS 126B</text:p>
          </table:table-cell>
          <table:table-cell office:value-type="string" calcext:value-type="string">
            <text:p>2017-07-05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56096" calcext:value-type="float">
            <text:p>133.35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529112471401</text:p>
          </table:table-cell>
          <table:table-cell office:value-type="string" calcext:value-type="string">
            <text:p>07N 31E 20BDB2 <text:s text:c="14"/>USGS 126B</text:p>
          </table:table-cell>
          <table:table-cell office:value-type="string" calcext:value-type="string">
            <text:p>2017-04-05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3852" calcext:value-type="float">
            <text:p>132.93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529112471401</text:p>
          </table:table-cell>
          <table:table-cell office:value-type="string" calcext:value-type="string">
            <text:p>07N 31E 20BDB2 <text:s text:c="14"/>USGS 126B</text:p>
          </table:table-cell>
          <table:table-cell office:value-type="string" calcext:value-type="string">
            <text:p>2017-01-12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18352" calcext:value-type="float">
            <text:p>133.11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529112471401</text:p>
          </table:table-cell>
          <table:table-cell office:value-type="string" calcext:value-type="string">
            <text:p>07N 31E 20BDB2 <text:s text:c="14"/>USGS 126B</text:p>
          </table:table-cell>
          <table:table-cell office:value-type="string" calcext:value-type="string">
            <text:p>2016-10-17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14008" calcext:value-type="float">
            <text:p>133.41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529112471401</text:p>
          </table:table-cell>
          <table:table-cell office:value-type="string" calcext:value-type="string">
            <text:p>07N 31E 20BDB2 <text:s text:c="14"/>USGS 126B</text:p>
          </table:table-cell>
          <table:table-cell office:value-type="string" calcext:value-type="string">
            <text:p>2016-07-19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57392" calcext:value-type="float">
            <text:p>133.05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529112471401</text:p>
          </table:table-cell>
          <table:table-cell office:value-type="string" calcext:value-type="string">
            <text:p>07N 31E 20BDB2 <text:s text:c="14"/>USGS 126B</text:p>
          </table:table-cell>
          <table:table-cell office:value-type="string" calcext:value-type="string">
            <text:p>2016-04-06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2516" calcext:value-type="float">
            <text:p>132.7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529112471401</text:p>
          </table:table-cell>
          <table:table-cell office:value-type="string" calcext:value-type="string">
            <text:p>07N 31E 20BDB2 <text:s text:c="14"/>USGS 126B</text:p>
          </table:table-cell>
          <table:table-cell office:value-type="string" calcext:value-type="string">
            <text:p>2016-01-04 20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24576" calcext:value-type="float">
            <text:p>132.6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529112471401</text:p>
          </table:table-cell>
          <table:table-cell office:value-type="string" calcext:value-type="string">
            <text:p>07N 31E 20BDB2 <text:s text:c="14"/>USGS 126B</text:p>
          </table:table-cell>
          <table:table-cell office:value-type="string" calcext:value-type="string">
            <text:p>2015-10-19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41568" calcext:value-type="float">
            <text:p>132.94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529112471401</text:p>
          </table:table-cell>
          <table:table-cell office:value-type="string" calcext:value-type="string">
            <text:p>07N 31E 20BDB2 <text:s text:c="14"/>USGS 126B</text:p>
          </table:table-cell>
          <table:table-cell office:value-type="string" calcext:value-type="string">
            <text:p>2015-07-21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69712" calcext:value-type="float">
            <text:p>132.5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529112471401</text:p>
          </table:table-cell>
          <table:table-cell office:value-type="string" calcext:value-type="string">
            <text:p>07N 31E 20BDB2 <text:s text:c="14"/>USGS 126B</text:p>
          </table:table-cell>
          <table:table-cell office:value-type="string" calcext:value-type="string">
            <text:p>2015-04-08 21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89296" calcext:value-type="float">
            <text:p>132.2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529112471401</text:p>
          </table:table-cell>
          <table:table-cell office:value-type="string" calcext:value-type="string">
            <text:p>07N 31E 20BDB2 <text:s text:c="14"/>USGS 126B</text:p>
          </table:table-cell>
          <table:table-cell office:value-type="string" calcext:value-type="string">
            <text:p>2015-01-07 22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61864" calcext:value-type="float">
            <text:p>132.2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529112471401</text:p>
          </table:table-cell>
          <table:table-cell office:value-type="string" calcext:value-type="string">
            <text:p>07N 31E 20BDB2 <text:s text:c="14"/>USGS 126B</text:p>
          </table:table-cell>
          <table:table-cell office:value-type="string" calcext:value-type="string">
            <text:p>2014-10-02 21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88456" calcext:value-type="float">
            <text:p>133.18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529112471401</text:p>
          </table:table-cell>
          <table:table-cell office:value-type="string" calcext:value-type="string">
            <text:p>07N 31E 20BDB2 <text:s text:c="14"/>USGS 126B</text:p>
          </table:table-cell>
          <table:table-cell office:value-type="string" calcext:value-type="string">
            <text:p>2014-07-21 2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31968" calcext:value-type="float">
            <text:p>132.3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529112471401</text:p>
          </table:table-cell>
          <table:table-cell office:value-type="string" calcext:value-type="string">
            <text:p>07N 31E 20BDB2 <text:s text:c="14"/>USGS 126B</text:p>
          </table:table-cell>
          <table:table-cell office:value-type="string" calcext:value-type="string">
            <text:p>2014-04-07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68088" calcext:value-type="float">
            <text:p>131.7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529112471401</text:p>
          </table:table-cell>
          <table:table-cell office:value-type="string" calcext:value-type="string">
            <text:p>07N 31E 20BDB2 <text:s text:c="14"/>USGS 126B</text:p>
          </table:table-cell>
          <table:table-cell office:value-type="string" calcext:value-type="string">
            <text:p>2014-01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01616" calcext:value-type="float">
            <text:p>131.8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529112471401</text:p>
          </table:table-cell>
          <table:table-cell office:value-type="string" calcext:value-type="string">
            <text:p>07N 31E 20BDB2 <text:s text:c="14"/>USGS 126B</text:p>
          </table:table-cell>
          <table:table-cell office:value-type="string" calcext:value-type="string">
            <text:p>2013-11-06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55768" calcext:value-type="float">
            <text:p>132.2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529112471401</text:p>
          </table:table-cell>
          <table:table-cell office:value-type="string" calcext:value-type="string">
            <text:p>07N 31E 20BDB2 <text:s text:c="14"/>USGS 126B</text:p>
          </table:table-cell>
          <table:table-cell office:value-type="string" calcext:value-type="string">
            <text:p>2013-07-02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37024" calcext:value-type="float">
            <text:p>131.6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529112471401</text:p>
          </table:table-cell>
          <table:table-cell office:value-type="string" calcext:value-type="string">
            <text:p>07N 31E 20BDB2 <text:s text:c="14"/>USGS 126B</text:p>
          </table:table-cell>
          <table:table-cell office:value-type="string" calcext:value-type="string">
            <text:p>2013-04-04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56024" calcext:value-type="float">
            <text:p>131.25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529112471401</text:p>
          </table:table-cell>
          <table:table-cell office:value-type="string" calcext:value-type="string">
            <text:p>07N 31E 20BDB2 <text:s text:c="14"/>USGS 126B</text:p>
          </table:table-cell>
          <table:table-cell office:value-type="string" calcext:value-type="string">
            <text:p>2013-01-02 2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55896" calcext:value-type="float">
            <text:p>131.7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529112471401</text:p>
          </table:table-cell>
          <table:table-cell office:value-type="string" calcext:value-type="string">
            <text:p>07N 31E 20BDB2 <text:s text:c="14"/>USGS 126B</text:p>
          </table:table-cell>
          <table:table-cell office:value-type="string" calcext:value-type="string">
            <text:p>2012-10-04 2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11344" calcext:value-type="float">
            <text:p>131.9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529112471401</text:p>
          </table:table-cell>
          <table:table-cell office:value-type="string" calcext:value-type="string">
            <text:p>07N 31E 20BDB2 <text:s text:c="14"/>USGS 126B</text:p>
          </table:table-cell>
          <table:table-cell office:value-type="string" calcext:value-type="string">
            <text:p>2012-07-16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03496" calcext:value-type="float">
            <text:p>131.6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529112471401</text:p>
          </table:table-cell>
          <table:table-cell office:value-type="string" calcext:value-type="string">
            <text:p>07N 31E 20BDB2 <text:s text:c="14"/>USGS 126B</text:p>
          </table:table-cell>
          <table:table-cell office:value-type="string" calcext:value-type="string">
            <text:p>2012-04-17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9636" calcext:value-type="float">
            <text:p>130.8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529112471401</text:p>
          </table:table-cell>
          <table:table-cell office:value-type="string" calcext:value-type="string">
            <text:p>07N 31E 20BDB2 <text:s text:c="14"/>USGS 126B</text:p>
          </table:table-cell>
          <table:table-cell office:value-type="string" calcext:value-type="string">
            <text:p>2012-01-05 22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40784" calcext:value-type="float">
            <text:p>131.2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529112471401</text:p>
          </table:table-cell>
          <table:table-cell office:value-type="string" calcext:value-type="string">
            <text:p>07N 31E 20BDB2 <text:s text:c="14"/>USGS 126B</text:p>
          </table:table-cell>
          <table:table-cell office:value-type="string" calcext:value-type="string">
            <text:p>2011-10-20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06544" calcext:value-type="float">
            <text:p>131.6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529112471401</text:p>
          </table:table-cell>
          <table:table-cell office:value-type="string" calcext:value-type="string">
            <text:p>07N 31E 20BDB2 <text:s text:c="14"/>USGS 126B</text:p>
          </table:table-cell>
          <table:table-cell office:value-type="string" calcext:value-type="string">
            <text:p>2011-07-14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9448" calcext:value-type="float">
            <text:p>131.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529112471401</text:p>
          </table:table-cell>
          <table:table-cell office:value-type="string" calcext:value-type="string">
            <text:p>07N 31E 20BDB2 <text:s text:c="14"/>USGS 126B</text:p>
          </table:table-cell>
          <table:table-cell office:value-type="string" calcext:value-type="string">
            <text:p>2011-04-19 22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756152" calcext:value-type="float">
            <text:p>130.75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529112471401</text:p>
          </table:table-cell>
          <table:table-cell office:value-type="string" calcext:value-type="string">
            <text:p>07N 31E 20BDB2 <text:s text:c="14"/>USGS 126B</text:p>
          </table:table-cell>
          <table:table-cell office:value-type="string" calcext:value-type="string">
            <text:p>2011-01-03 22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82872" calcext:value-type="float">
            <text:p>131.18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529112471401</text:p>
          </table:table-cell>
          <table:table-cell office:value-type="string" calcext:value-type="string">
            <text:p>07N 31E 20BDB2 <text:s text:c="14"/>USGS 126B</text:p>
          </table:table-cell>
          <table:table-cell office:value-type="string" calcext:value-type="string">
            <text:p>2010-10-19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41952" calcext:value-type="float">
            <text:p>131.4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529112471401</text:p>
          </table:table-cell>
          <table:table-cell office:value-type="string" calcext:value-type="string">
            <text:p>07N 31E 20BDB2 <text:s text:c="14"/>USGS 126B</text:p>
          </table:table-cell>
          <table:table-cell office:value-type="string" calcext:value-type="string">
            <text:p>2010-07-06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765296" calcext:value-type="float">
            <text:p>130.76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529112471401</text:p>
          </table:table-cell>
          <table:table-cell office:value-type="string" calcext:value-type="string">
            <text:p>07N 31E 20BDB2 <text:s text:c="14"/>USGS 126B</text:p>
          </table:table-cell>
          <table:table-cell office:value-type="string" calcext:value-type="string">
            <text:p>2010-04-28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3782" calcext:value-type="float">
            <text:p>130.3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529112471401</text:p>
          </table:table-cell>
          <table:table-cell office:value-type="string" calcext:value-type="string">
            <text:p>07N 31E 20BDB2 <text:s text:c="14"/>USGS 126B</text:p>
          </table:table-cell>
          <table:table-cell office:value-type="string" calcext:value-type="string">
            <text:p>2010-01-04 21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9636" calcext:value-type="float">
            <text:p>130.8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529112471401</text:p>
          </table:table-cell>
          <table:table-cell office:value-type="string" calcext:value-type="string">
            <text:p>07N 31E 20BDB2 <text:s text:c="14"/>USGS 126B</text:p>
          </table:table-cell>
          <table:table-cell office:value-type="string" calcext:value-type="string">
            <text:p>2009-10-07 20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65168" calcext:value-type="float">
            <text:p>131.26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529112471401</text:p>
          </table:table-cell>
          <table:table-cell office:value-type="string" calcext:value-type="string">
            <text:p>07N 31E 20BDB2 <text:s text:c="14"/>USGS 126B</text:p>
          </table:table-cell>
          <table:table-cell office:value-type="string" calcext:value-type="string">
            <text:p>2009-07-08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54272" calcext:value-type="float">
            <text:p>130.9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529112471401</text:p>
          </table:table-cell>
          <table:table-cell office:value-type="string" calcext:value-type="string">
            <text:p>07N 31E 20BDB2 <text:s text:c="14"/>USGS 126B</text:p>
          </table:table-cell>
          <table:table-cell office:value-type="string" calcext:value-type="string">
            <text:p>2009-04-14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399536" calcext:value-type="float">
            <text:p>130.3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529112471401</text:p>
          </table:table-cell>
          <table:table-cell office:value-type="string" calcext:value-type="string">
            <text:p>07N 31E 20BDB2 <text:s text:c="14"/>USGS 126B</text:p>
          </table:table-cell>
          <table:table-cell office:value-type="string" calcext:value-type="string">
            <text:p>2009-01-05 20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701288" calcext:value-type="float">
            <text:p>130.70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529112471401</text:p>
          </table:table-cell>
          <table:table-cell office:value-type="string" calcext:value-type="string">
            <text:p>07N 31E 20BDB2 <text:s text:c="14"/>USGS 126B</text:p>
          </table:table-cell>
          <table:table-cell office:value-type="string" calcext:value-type="string">
            <text:p>2008-10-20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4876" calcext:value-type="float">
            <text:p>131.0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529112471401</text:p>
          </table:table-cell>
          <table:table-cell office:value-type="string" calcext:value-type="string">
            <text:p>07N 31E 20BDB2 <text:s text:c="14"/>USGS 126B</text:p>
          </table:table-cell>
          <table:table-cell office:value-type="string" calcext:value-type="string">
            <text:p>2008-07-07 21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63544" calcext:value-type="float">
            <text:p>130.4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529112471401</text:p>
          </table:table-cell>
          <table:table-cell office:value-type="string" calcext:value-type="string">
            <text:p>07N 31E 20BDB2 <text:s text:c="14"/>USGS 126B</text:p>
          </table:table-cell>
          <table:table-cell office:value-type="string" calcext:value-type="string">
            <text:p>2008-04-23 2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26512" calcext:value-type="float">
            <text:p>129.8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529112471401</text:p>
          </table:table-cell>
          <table:table-cell office:value-type="string" calcext:value-type="string">
            <text:p>07N 31E 20BDB2 <text:s text:c="14"/>USGS 126B</text:p>
          </table:table-cell>
          <table:table-cell office:value-type="string" calcext:value-type="string">
            <text:p>2008-01-09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13024" calcext:value-type="float">
            <text:p>130.1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529112471401</text:p>
          </table:table-cell>
          <table:table-cell office:value-type="string" calcext:value-type="string">
            <text:p>07N 31E 20BDB2 <text:s text:c="14"/>USGS 126B</text:p>
          </table:table-cell>
          <table:table-cell office:value-type="string" calcext:value-type="string">
            <text:p>2007-10-16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292856" calcext:value-type="float">
            <text:p>130.2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529112471401</text:p>
          </table:table-cell>
          <table:table-cell office:value-type="string" calcext:value-type="string">
            <text:p>07N 31E 20BDB2 <text:s text:c="14"/>USGS 126B</text:p>
          </table:table-cell>
          <table:table-cell office:value-type="string" calcext:value-type="string">
            <text:p>2007-07-02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640584" calcext:value-type="float">
            <text:p>129.64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529112471401</text:p>
          </table:table-cell>
          <table:table-cell office:value-type="string" calcext:value-type="string">
            <text:p>07N 31E 20BDB2 <text:s text:c="14"/>USGS 126B</text:p>
          </table:table-cell>
          <table:table-cell office:value-type="string" calcext:value-type="string">
            <text:p>2007-04-05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2852" calcext:value-type="float">
            <text:p>129.1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529112471401</text:p>
          </table:table-cell>
          <table:table-cell office:value-type="string" calcext:value-type="string">
            <text:p>07N 31E 20BDB2 <text:s text:c="14"/>USGS 126B</text:p>
          </table:table-cell>
          <table:table-cell office:value-type="string" calcext:value-type="string">
            <text:p>2007-01-03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29104" calcext:value-type="float">
            <text:p>129.2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529112471401</text:p>
          </table:table-cell>
          <table:table-cell office:value-type="string" calcext:value-type="string">
            <text:p>07N 31E 20BDB2 <text:s text:c="14"/>USGS 126B</text:p>
          </table:table-cell>
          <table:table-cell office:value-type="string" calcext:value-type="string">
            <text:p>2006-10-23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549144" calcext:value-type="float">
            <text:p>129.5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529112471401</text:p>
          </table:table-cell>
          <table:table-cell office:value-type="string" calcext:value-type="string">
            <text:p>07N 31E 20BDB2 <text:s text:c="14"/>USGS 126B</text:p>
          </table:table-cell>
          <table:table-cell office:value-type="string" calcext:value-type="string">
            <text:p>2006-06-28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66392" calcext:value-type="float">
            <text:p>128.8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529112471401</text:p>
          </table:table-cell>
          <table:table-cell office:value-type="string" calcext:value-type="string">
            <text:p>07N 31E 20BDB2 <text:s text:c="14"/>USGS 126B</text:p>
          </table:table-cell>
          <table:table-cell office:value-type="string" calcext:value-type="string">
            <text:p>2006-04-03 20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732" calcext:value-type="float">
            <text:p>128.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529112471401</text:p>
          </table:table-cell>
          <table:table-cell office:value-type="string" calcext:value-type="string">
            <text:p>07N 31E 20BDB2 <text:s text:c="14"/>USGS 126B</text:p>
          </table:table-cell>
          <table:table-cell office:value-type="string" calcext:value-type="string">
            <text:p>2006-03-02 2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5494" calcext:value-type="float">
            <text:p>128.5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529112471401</text:p>
          </table:table-cell>
          <table:table-cell office:value-type="string" calcext:value-type="string">
            <text:p>07N 31E 20BDB2 <text:s text:c="14"/>USGS 126B</text:p>
          </table:table-cell>
          <table:table-cell office:value-type="string" calcext:value-type="string">
            <text:p>2006-02-02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768856" calcext:value-type="float">
            <text:p>128.7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529112471401</text:p>
          </table:table-cell>
          <table:table-cell office:value-type="string" calcext:value-type="string">
            <text:p>07N 31E 20BDB2 <text:s text:c="14"/>USGS 126B</text:p>
          </table:table-cell>
          <table:table-cell office:value-type="string" calcext:value-type="string">
            <text:p>2006-01-05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35912" calcext:value-type="float">
            <text:p>128.8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529112471401</text:p>
          </table:table-cell>
          <table:table-cell office:value-type="string" calcext:value-type="string">
            <text:p>07N 31E 20BDB2 <text:s text:c="14"/>USGS 126B</text:p>
          </table:table-cell>
          <table:table-cell office:value-type="string" calcext:value-type="string">
            <text:p>2005-12-06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51152" calcext:value-type="float">
            <text:p>128.8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529112471401</text:p>
          </table:table-cell>
          <table:table-cell office:value-type="string" calcext:value-type="string">
            <text:p>07N 31E 20BDB2 <text:s text:c="14"/>USGS 126B</text:p>
          </table:table-cell>
          <table:table-cell office:value-type="string" calcext:value-type="string">
            <text:p>2005-11-07 22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93824" calcext:value-type="float">
            <text:p>128.8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529112471401</text:p>
          </table:table-cell>
          <table:table-cell office:value-type="string" calcext:value-type="string">
            <text:p>07N 31E 20BDB2 <text:s text:c="14"/>USGS 126B</text:p>
          </table:table-cell>
          <table:table-cell office:value-type="string" calcext:value-type="string">
            <text:p>2005-10-19 21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48104" calcext:value-type="float">
            <text:p>128.8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529112471401</text:p>
          </table:table-cell>
          <table:table-cell office:value-type="string" calcext:value-type="string">
            <text:p>07N 31E 20BDB2 <text:s text:c="14"/>USGS 126B</text:p>
          </table:table-cell>
          <table:table-cell office:value-type="string" calcext:value-type="string">
            <text:p>2005-09-14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778" calcext:value-type="float">
            <text:p>128.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529112471401</text:p>
          </table:table-cell>
          <table:table-cell office:value-type="string" calcext:value-type="string">
            <text:p>07N 31E 20BDB2 <text:s text:c="14"/>USGS 126B</text:p>
          </table:table-cell>
          <table:table-cell office:value-type="string" calcext:value-type="string">
            <text:p>2005-08-03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94536" calcext:value-type="float">
            <text:p>128.4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529112471401</text:p>
          </table:table-cell>
          <table:table-cell office:value-type="string" calcext:value-type="string">
            <text:p>07N 31E 20BDB2 <text:s text:c="14"/>USGS 126B</text:p>
          </table:table-cell>
          <table:table-cell office:value-type="string" calcext:value-type="string">
            <text:p>2005-07-12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9032" calcext:value-type="float">
            <text:p>128.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529112471401</text:p>
          </table:table-cell>
          <table:table-cell office:value-type="string" calcext:value-type="string">
            <text:p>07N 31E 20BDB2 <text:s text:c="14"/>USGS 126B</text:p>
          </table:table-cell>
          <table:table-cell office:value-type="string" calcext:value-type="string">
            <text:p>2005-06-02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887984" calcext:value-type="float">
            <text:p>127.8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529112471401</text:p>
          </table:table-cell>
          <table:table-cell office:value-type="string" calcext:value-type="string">
            <text:p>07N 31E 20BDB2 <text:s text:c="14"/>USGS 126B</text:p>
          </table:table-cell>
          <table:table-cell office:value-type="string" calcext:value-type="string">
            <text:p>2005-05-02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50824" calcext:value-type="float">
            <text:p>127.7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529112471401</text:p>
          </table:table-cell>
          <table:table-cell office:value-type="string" calcext:value-type="string">
            <text:p>07N 31E 20BDB2 <text:s text:c="14"/>USGS 126B</text:p>
          </table:table-cell>
          <table:table-cell office:value-type="string" calcext:value-type="string">
            <text:p>2005-04-21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842264" calcext:value-type="float">
            <text:p>127.8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529112471401</text:p>
          </table:table-cell>
          <table:table-cell office:value-type="string" calcext:value-type="string">
            <text:p>07N 31E 20BDB2 <text:s text:c="14"/>USGS 126B</text:p>
          </table:table-cell>
          <table:table-cell office:value-type="string" calcext:value-type="string">
            <text:p>2005-03-03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997712" calcext:value-type="float">
            <text:p>127.9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529112471401</text:p>
          </table:table-cell>
          <table:table-cell office:value-type="string" calcext:value-type="string">
            <text:p>07N 31E 20BDB2 <text:s text:c="14"/>USGS 126B</text:p>
          </table:table-cell>
          <table:table-cell office:value-type="string" calcext:value-type="string">
            <text:p>2005-0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080008" calcext:value-type="float">
            <text:p>128.0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529112471401</text:p>
          </table:table-cell>
          <table:table-cell office:value-type="string" calcext:value-type="string">
            <text:p>07N 31E 20BDB2 <text:s text:c="14"/>USGS 126B</text:p>
          </table:table-cell>
          <table:table-cell office:value-type="string" calcext:value-type="string">
            <text:p>2005-01-03 22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095248" calcext:value-type="float">
            <text:p>128.0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529112471401</text:p>
          </table:table-cell>
          <table:table-cell office:value-type="string" calcext:value-type="string">
            <text:p>07N 31E 20BDB2 <text:s text:c="14"/>USGS 126B</text:p>
          </table:table-cell>
          <table:table-cell office:value-type="string" calcext:value-type="string">
            <text:p>2004-12-01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180592" calcext:value-type="float">
            <text:p>128.1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529112471401</text:p>
          </table:table-cell>
          <table:table-cell office:value-type="string" calcext:value-type="string">
            <text:p>07N 31E 20BDB2 <text:s text:c="14"/>USGS 126B</text:p>
          </table:table-cell>
          <table:table-cell office:value-type="string" calcext:value-type="string">
            <text:p>2004-11-04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53744" calcext:value-type="float">
            <text:p>128.2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529112471401</text:p>
          </table:table-cell>
          <table:table-cell office:value-type="string" calcext:value-type="string">
            <text:p>07N 31E 20BDB2 <text:s text:c="14"/>USGS 126B</text:p>
          </table:table-cell>
          <table:table-cell office:value-type="string" calcext:value-type="string">
            <text:p>2004-10-18 21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97028" calcext:value-type="float">
            <text:p>127.9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529112471401</text:p>
          </table:table-cell>
          <table:table-cell office:value-type="string" calcext:value-type="string">
            <text:p>07N 31E 20BDB2 <text:s text:c="14"/>USGS 126B</text:p>
          </table:table-cell>
          <table:table-cell office:value-type="string" calcext:value-type="string">
            <text:p>2004-09-07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95504" calcext:value-type="float">
            <text:p>127.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529112471401</text:p>
          </table:table-cell>
          <table:table-cell office:value-type="string" calcext:value-type="string">
            <text:p>07N 31E 20BDB2 <text:s text:c="14"/>USGS 126B</text:p>
          </table:table-cell>
          <table:table-cell office:value-type="string" calcext:value-type="string">
            <text:p>2004-08-02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820928" calcext:value-type="float">
            <text:p>127.8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529112471401</text:p>
          </table:table-cell>
          <table:table-cell office:value-type="string" calcext:value-type="string">
            <text:p>07N 31E 20BDB2 <text:s text:c="14"/>USGS 126B</text:p>
          </table:table-cell>
          <table:table-cell office:value-type="string" calcext:value-type="string">
            <text:p>2004-07-06 21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55752" calcext:value-type="float">
            <text:p>127.5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529112471401</text:p>
          </table:table-cell>
          <table:table-cell office:value-type="string" calcext:value-type="string">
            <text:p>07N 31E 20BDB2 <text:s text:c="14"/>USGS 126B</text:p>
          </table:table-cell>
          <table:table-cell office:value-type="string" calcext:value-type="string">
            <text:p>2004-06-01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44856" calcext:value-type="float">
            <text:p>127.2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529112471401</text:p>
          </table:table-cell>
          <table:table-cell office:value-type="string" calcext:value-type="string">
            <text:p>07N 31E 20BDB2 <text:s text:c="14"/>USGS 126B</text:p>
          </table:table-cell>
          <table:table-cell office:value-type="string" calcext:value-type="string">
            <text:p>2004-05-04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09576" calcext:value-type="float">
            <text:p>126.9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529112471401</text:p>
          </table:table-cell>
          <table:table-cell office:value-type="string" calcext:value-type="string">
            <text:p>07N 31E 20BDB2 <text:s text:c="14"/>USGS 126B</text:p>
          </table:table-cell>
          <table:table-cell office:value-type="string" calcext:value-type="string">
            <text:p>2004-04-07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58344" calcext:value-type="float">
            <text:p>126.9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529112471401</text:p>
          </table:table-cell>
          <table:table-cell office:value-type="string" calcext:value-type="string">
            <text:p>07N 31E 20BDB2 <text:s text:c="14"/>USGS 126B</text:p>
          </table:table-cell>
          <table:table-cell office:value-type="string" calcext:value-type="string">
            <text:p>2004-03-08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10744" calcext:value-type="float">
            <text:p>127.1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529112471401</text:p>
          </table:table-cell>
          <table:table-cell office:value-type="string" calcext:value-type="string">
            <text:p>07N 31E 20BDB2 <text:s text:c="14"/>USGS 126B</text:p>
          </table:table-cell>
          <table:table-cell office:value-type="string" calcext:value-type="string">
            <text:p>2004-02-03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04648" calcext:value-type="float">
            <text:p>127.1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529112471401</text:p>
          </table:table-cell>
          <table:table-cell office:value-type="string" calcext:value-type="string">
            <text:p>07N 31E 20BDB2 <text:s text:c="14"/>USGS 126B</text:p>
          </table:table-cell>
          <table:table-cell office:value-type="string" calcext:value-type="string">
            <text:p>2004-01-09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47904" calcext:value-type="float">
            <text:p>127.2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529112471401</text:p>
          </table:table-cell>
          <table:table-cell office:value-type="string" calcext:value-type="string">
            <text:p>07N 31E 20BDB2 <text:s text:c="14"/>USGS 126B</text:p>
          </table:table-cell>
          <table:table-cell office:value-type="string" calcext:value-type="string">
            <text:p>2003-12-08 21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18008" calcext:value-type="float">
            <text:p>127.3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529112471401</text:p>
          </table:table-cell>
          <table:table-cell office:value-type="string" calcext:value-type="string">
            <text:p>07N 31E 20BDB2 <text:s text:c="14"/>USGS 126B</text:p>
          </table:table-cell>
          <table:table-cell office:value-type="string" calcext:value-type="string">
            <text:p>2003-11-10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7592" calcext:value-type="float">
            <text:p>127.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529112471401</text:p>
          </table:table-cell>
          <table:table-cell office:value-type="string" calcext:value-type="string">
            <text:p>07N 31E 20BDB2 <text:s text:c="14"/>USGS 126B</text:p>
          </table:table-cell>
          <table:table-cell office:value-type="string" calcext:value-type="string">
            <text:p>2003-10-09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83184" calcext:value-type="float">
            <text:p>127.5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529112471401</text:p>
          </table:table-cell>
          <table:table-cell office:value-type="string" calcext:value-type="string">
            <text:p>07N 31E 20BDB2 <text:s text:c="14"/>USGS 126B</text:p>
          </table:table-cell>
          <table:table-cell office:value-type="string" calcext:value-type="string">
            <text:p>2003-09-04 22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35128" calcext:value-type="float">
            <text:p>127.1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529112471401</text:p>
          </table:table-cell>
          <table:table-cell office:value-type="string" calcext:value-type="string">
            <text:p>07N 31E 20BDB2 <text:s text:c="14"/>USGS 126B</text:p>
          </table:table-cell>
          <table:table-cell office:value-type="string" calcext:value-type="string">
            <text:p>2003-08-11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06528" calcext:value-type="float">
            <text:p>126.9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529112471401</text:p>
          </table:table-cell>
          <table:table-cell office:value-type="string" calcext:value-type="string">
            <text:p>07N 31E 20BDB2 <text:s text:c="14"/>USGS 126B</text:p>
          </table:table-cell>
          <table:table-cell office:value-type="string" calcext:value-type="string">
            <text:p>2003-07-10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89536" calcext:value-type="float">
            <text:p>126.5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529112471401</text:p>
          </table:table-cell>
          <table:table-cell office:value-type="string" calcext:value-type="string">
            <text:p>07N 31E 20BDB2 <text:s text:c="14"/>USGS 126B</text:p>
          </table:table-cell>
          <table:table-cell office:value-type="string" calcext:value-type="string">
            <text:p>2003-06-02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01856" calcext:value-type="float">
            <text:p>126.1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529112471401</text:p>
          </table:table-cell>
          <table:table-cell office:value-type="string" calcext:value-type="string">
            <text:p>07N 31E 20BDB2 <text:s text:c="14"/>USGS 126B</text:p>
          </table:table-cell>
          <table:table-cell office:value-type="string" calcext:value-type="string">
            <text:p>2003-05-01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0432" calcext:value-type="float">
            <text:p>126.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529112471401</text:p>
          </table:table-cell>
          <table:table-cell office:value-type="string" calcext:value-type="string">
            <text:p>07N 31E 20BDB2 <text:s text:c="14"/>USGS 126B</text:p>
          </table:table-cell>
          <table:table-cell office:value-type="string" calcext:value-type="string">
            <text:p>2003-04-02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69952" calcext:value-type="float">
            <text:p>125.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529112471401</text:p>
          </table:table-cell>
          <table:table-cell office:value-type="string" calcext:value-type="string">
            <text:p>07N 31E 20BDB2 <text:s text:c="14"/>USGS 126B</text:p>
          </table:table-cell>
          <table:table-cell office:value-type="string" calcext:value-type="string">
            <text:p>2003-03-04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5004" calcext:value-type="float">
            <text:p>126.0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529112471401</text:p>
          </table:table-cell>
          <table:table-cell office:value-type="string" calcext:value-type="string">
            <text:p>07N 31E 20BDB2 <text:s text:c="14"/>USGS 126B</text:p>
          </table:table-cell>
          <table:table-cell office:value-type="string" calcext:value-type="string">
            <text:p>2003-02-03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08536" calcext:value-type="float">
            <text:p>126.2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529112471401</text:p>
          </table:table-cell>
          <table:table-cell office:value-type="string" calcext:value-type="string">
            <text:p>07N 31E 20BDB2 <text:s text:c="14"/>USGS 126B</text:p>
          </table:table-cell>
          <table:table-cell office:value-type="string" calcext:value-type="string">
            <text:p>2003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0056" calcext:value-type="float">
            <text:p>126.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529112471401</text:p>
          </table:table-cell>
          <table:table-cell office:value-type="string" calcext:value-type="string">
            <text:p>07N 31E 20BDB2 <text:s text:c="14"/>USGS 126B</text:p>
          </table:table-cell>
          <table:table-cell office:value-type="string" calcext:value-type="string">
            <text:p>2002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13336" calcext:value-type="float">
            <text:p>126.5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529112471401</text:p>
          </table:table-cell>
          <table:table-cell office:value-type="string" calcext:value-type="string">
            <text:p>07N 31E 20BDB2 <text:s text:c="14"/>USGS 126B</text:p>
          </table:table-cell>
          <table:table-cell office:value-type="string" calcext:value-type="string">
            <text:p>2002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5296" calcext:value-type="float">
            <text:p>126.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529112471401</text:p>
          </table:table-cell>
          <table:table-cell office:value-type="string" calcext:value-type="string">
            <text:p>07N 31E 20BDB2 <text:s text:c="14"/>USGS 126B</text:p>
          </table:table-cell>
          <table:table-cell office:value-type="string" calcext:value-type="string">
            <text:p>2002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6632" calcext:value-type="float">
            <text:p>126.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529112471401</text:p>
          </table:table-cell>
          <table:table-cell office:value-type="string" calcext:value-type="string">
            <text:p>07N 31E 20BDB2 <text:s text:c="14"/>USGS 126B</text:p>
          </table:table-cell>
          <table:table-cell office:value-type="string" calcext:value-type="string">
            <text:p>2002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158" calcext:value-type="float">
            <text:p>126.4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529112471401</text:p>
          </table:table-cell>
          <table:table-cell office:value-type="string" calcext:value-type="string">
            <text:p>07N 31E 20BDB2 <text:s text:c="14"/>USGS 126B</text:p>
          </table:table-cell>
          <table:table-cell office:value-type="string" calcext:value-type="string">
            <text:p>2002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30912" calcext:value-type="float">
            <text:p>126.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529112471401</text:p>
          </table:table-cell>
          <table:table-cell office:value-type="string" calcext:value-type="string">
            <text:p>07N 31E 20BDB2 <text:s text:c="14"/>USGS 126B</text:p>
          </table:table-cell>
          <table:table-cell office:value-type="string" calcext:value-type="string">
            <text:p>2002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31168" calcext:value-type="float">
            <text:p>125.9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529112471401</text:p>
          </table:table-cell>
          <table:table-cell office:value-type="string" calcext:value-type="string">
            <text:p>07N 31E 20BDB2 <text:s text:c="14"/>USGS 126B</text:p>
          </table:table-cell>
          <table:table-cell office:value-type="string" calcext:value-type="string">
            <text:p>2002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598936" calcext:value-type="float">
            <text:p>125.5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529112471401</text:p>
          </table:table-cell>
          <table:table-cell office:value-type="string" calcext:value-type="string">
            <text:p>07N 31E 20BDB2 <text:s text:c="14"/>USGS 126B</text:p>
          </table:table-cell>
          <table:table-cell office:value-type="string" calcext:value-type="string">
            <text:p>2002-05-13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61192" calcext:value-type="float">
            <text:p>125.3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529112471401</text:p>
          </table:table-cell>
          <table:table-cell office:value-type="string" calcext:value-type="string">
            <text:p>07N 31E 20BDB2 <text:s text:c="14"/>USGS 126B</text:p>
          </table:table-cell>
          <table:table-cell office:value-type="string" calcext:value-type="string">
            <text:p>2002-04-01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45952" calcext:value-type="float">
            <text:p>125.3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529112471401</text:p>
          </table:table-cell>
          <table:table-cell office:value-type="string" calcext:value-type="string">
            <text:p>07N 31E 20BDB2 <text:s text:c="14"/>USGS 126B</text:p>
          </table:table-cell>
          <table:table-cell office:value-type="string" calcext:value-type="string">
            <text:p>2002-02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534928" calcext:value-type="float">
            <text:p>125.5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529112471401</text:p>
          </table:table-cell>
          <table:table-cell office:value-type="string" calcext:value-type="string">
            <text:p>07N 31E 20BDB2 <text:s text:c="14"/>USGS 126B</text:p>
          </table:table-cell>
          <table:table-cell office:value-type="string" calcext:value-type="string">
            <text:p>2002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589792" calcext:value-type="float">
            <text:p>125.5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529112471401</text:p>
          </table:table-cell>
          <table:table-cell office:value-type="string" calcext:value-type="string">
            <text:p>07N 31E 20BDB2 <text:s text:c="14"/>USGS 126B</text:p>
          </table:table-cell>
          <table:table-cell office:value-type="string" calcext:value-type="string">
            <text:p>2001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22152" calcext:value-type="float">
            <text:p>125.4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529112471401</text:p>
          </table:table-cell>
          <table:table-cell office:value-type="string" calcext:value-type="string">
            <text:p>07N 31E 20BDB2 <text:s text:c="14"/>USGS 126B</text:p>
          </table:table-cell>
          <table:table-cell office:value-type="string" calcext:value-type="string">
            <text:p>2001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08664" calcext:value-type="float">
            <text:p>125.7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529112471401</text:p>
          </table:table-cell>
          <table:table-cell office:value-type="string" calcext:value-type="string">
            <text:p>07N 31E 20BDB2 <text:s text:c="14"/>USGS 126B</text:p>
          </table:table-cell>
          <table:table-cell office:value-type="string" calcext:value-type="string">
            <text:p>2001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23904" calcext:value-type="float">
            <text:p>125.7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529112471401</text:p>
          </table:table-cell>
          <table:table-cell office:value-type="string" calcext:value-type="string">
            <text:p>07N 31E 20BDB2 <text:s text:c="14"/>USGS 126B</text:p>
          </table:table-cell>
          <table:table-cell office:value-type="string" calcext:value-type="string">
            <text:p>2001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11" calcext:value-type="float">
            <text:p>126.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529112471401</text:p>
          </table:table-cell>
          <table:table-cell office:value-type="string" calcext:value-type="string">
            <text:p>07N 31E 20BDB2 <text:s text:c="14"/>USGS 126B</text:p>
          </table:table-cell>
          <table:table-cell office:value-type="string" calcext:value-type="string">
            <text:p>2001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56976" calcext:value-type="float">
            <text:p>125.1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529112471401</text:p>
          </table:table-cell>
          <table:table-cell office:value-type="string" calcext:value-type="string">
            <text:p>07N 31E 20BDB2 <text:s text:c="14"/>USGS 126B</text:p>
          </table:table-cell>
          <table:table-cell office:value-type="string" calcext:value-type="string">
            <text:p>2001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54512" calcext:value-type="float">
            <text:p>125.2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529112471401</text:p>
          </table:table-cell>
          <table:table-cell office:value-type="string" calcext:value-type="string">
            <text:p>07N 31E 20BDB2 <text:s text:c="14"/>USGS 126B</text:p>
          </table:table-cell>
          <table:table-cell office:value-type="string" calcext:value-type="string">
            <text:p>2001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25912" calcext:value-type="float">
            <text:p>125.0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529112471401</text:p>
          </table:table-cell>
          <table:table-cell office:value-type="string" calcext:value-type="string">
            <text:p>07N 31E 20BDB2 <text:s text:c="14"/>USGS 126B</text:p>
          </table:table-cell>
          <table:table-cell office:value-type="string" calcext:value-type="string">
            <text:p>2001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8156" calcext:value-type="float">
            <text:p>124.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529112471401</text:p>
          </table:table-cell>
          <table:table-cell office:value-type="string" calcext:value-type="string">
            <text:p>07N 31E 20BDB2 <text:s text:c="14"/>USGS 126B</text:p>
          </table:table-cell>
          <table:table-cell office:value-type="string" calcext:value-type="string">
            <text:p>2001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858272" calcext:value-type="float">
            <text:p>124.8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529112471401</text:p>
          </table:table-cell>
          <table:table-cell office:value-type="string" calcext:value-type="string">
            <text:p>07N 31E 20BDB2 <text:s text:c="14"/>USGS 126B</text:p>
          </table:table-cell>
          <table:table-cell office:value-type="string" calcext:value-type="string">
            <text:p>2001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10672" calcext:value-type="float">
            <text:p>125.0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529112471401</text:p>
          </table:table-cell>
          <table:table-cell office:value-type="string" calcext:value-type="string">
            <text:p>07N 31E 20BDB2 <text:s text:c="14"/>USGS 126B</text:p>
          </table:table-cell>
          <table:table-cell office:value-type="string" calcext:value-type="string">
            <text:p>2001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41152" calcext:value-type="float">
            <text:p>125.0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529112471401</text:p>
          </table:table-cell>
          <table:table-cell office:value-type="string" calcext:value-type="string">
            <text:p>07N 31E 20BDB2 <text:s text:c="14"/>USGS 126B</text:p>
          </table:table-cell>
          <table:table-cell office:value-type="string" calcext:value-type="string">
            <text:p>2001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6612" calcext:value-type="float">
            <text:p>125.1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529112471401</text:p>
          </table:table-cell>
          <table:table-cell office:value-type="string" calcext:value-type="string">
            <text:p>07N 31E 20BDB2 <text:s text:c="14"/>USGS 126B</text:p>
          </table:table-cell>
          <table:table-cell office:value-type="string" calcext:value-type="string">
            <text:p>2000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82528" calcext:value-type="float">
            <text:p>125.3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529112471401</text:p>
          </table:table-cell>
          <table:table-cell office:value-type="string" calcext:value-type="string">
            <text:p>07N 31E 20BDB2 <text:s text:c="14"/>USGS 126B</text:p>
          </table:table-cell>
          <table:table-cell office:value-type="string" calcext:value-type="string">
            <text:p>2000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574552" calcext:value-type="float">
            <text:p>125.5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529112471401</text:p>
          </table:table-cell>
          <table:table-cell office:value-type="string" calcext:value-type="string">
            <text:p>07N 31E 20BDB2 <text:s text:c="14"/>USGS 126B</text:p>
          </table:table-cell>
          <table:table-cell office:value-type="string" calcext:value-type="string">
            <text:p>2000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617224" calcext:value-type="float">
            <text:p>125.6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529112471401</text:p>
          </table:table-cell>
          <table:table-cell office:value-type="string" calcext:value-type="string">
            <text:p>07N 31E 20BDB2 <text:s text:c="14"/>USGS 126B</text:p>
          </table:table-cell>
          <table:table-cell office:value-type="string" calcext:value-type="string">
            <text:p>2000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5014" calcext:value-type="float">
            <text:p>125.5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529112471401</text:p>
          </table:table-cell>
          <table:table-cell office:value-type="string" calcext:value-type="string">
            <text:p>07N 31E 20BDB2 <text:s text:c="14"/>USGS 126B</text:p>
          </table:table-cell>
          <table:table-cell office:value-type="string" calcext:value-type="string">
            <text:p>2000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04576" calcext:value-type="float">
            <text:p>125.0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12" meta:object-count="0"/>
    <meta:user-defined meta:name="AppVersion">3.0</meta:user-defined>
  </office:meta>
</office:document-meta>
</file>